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c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</text:span>ARNING:tensorflow:From /home/leon/baselines/baselines/acktr/kfac.py:833: QueueRunner.__init__ (from tensorflow.python.training.queue_runner_impl) is deprecated and will be removed in a future version.</text:p>
      <text:p text:style-name="Standard">Instructions for updating:</text:p>
      <text:p text:style-name="Standard">To construct input pipelines, use the `tf.data` module.</text:p>
      <text:p text:style-name="Standard">updating 36 eigenvalue/vectors</text:p>
      <text:p text:style-name="Standard">projecting 12 gradient matrices</text:p>
      <text:p text:style-name="Standard">WARNING:tensorflow:From /home/leon/baselines/baselines/acktr/kfac.py:784: Print (from tensorflow.python.ops.logging_ops) is deprecated and will be removed after 2018-08-20.</text:p>
      <text:p text:style-name="Standard">Instructions for updating:</text:p>
      <text:p text:style-name="Standard">Use tf.print instead of tf.Print. Note that tf.print returns a no-output operator that directly prints the output. Outside of defuns or eager mode, this operator will not be executed unless it is directly specified in session.run or used as a control dependency for other operators. This is only a concern in graph mode. Below is an example of how to ensure tf.print executes in graph mode:</text:p>
      <text:p text:style-name="Standard">```python</text:p>
      <text:p text:style-name="Standard"><text:s text:c="4"/>sess = tf.Session()</text:p>
      <text:p text:style-name="Standard"><text:s text:c="4"/>with sess.as_default():</text:p>
      <text:p text:style-name="Standard"><text:s text:c="8"/>tensor = tf.range(10)</text:p>
      <text:p text:style-name="Standard"><text:s text:c="8"/>print_op = tf.print(tensor)</text:p>
      <text:p text:style-name="Standard"><text:s text:c="8"/>with tf.control_dependencies([print_op]):</text:p>
      <text:p text:style-name="Standard"><text:s text:c="10"/>out = tf.add(tensor, tensor)</text:p>
      <text:p text:style-name="Standard"><text:s text:c="8"/>sess.run(out)</text:p>
      <text:p text:style-name="Standard"><text:s text:c="4"/>```</text:p>
      <text:p text:style-name="Standard">Additionally, to use tf.print in python 2.7, users must make sure to import</text:p>
      <text:p text:style-name="Standard">the following:</text:p>
      <text:p text:style-name="Standard"/>
      <text:p text:style-name="Standard"><text:s text:c="2"/>`from __future__ import print_function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0:05:04.088318831</meta:creation-date>
    <dc:date>2018-11-24T00:06:39.331071923</dc:date>
    <meta:editing-duration>PT1M38S</meta:editing-duration>
    <meta:editing-cycles>1</meta:editing-cycles>
    <meta:document-statistic meta:table-count="0" meta:image-count="0" meta:object-count="0" meta:page-count="1" meta:paragraph-count="20" meta:word-count="154" meta:character-count="1299" meta:non-whitespace-character-count="1109"/>
    <meta:generator>LibreOffice/6.1.2.1$Linux_X86_64 LibreOffice_project/10$Build-1</meta:generator>
  </office:meta>
</office:document-meta>
</file>